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RAPA FERNANDEZ, YENI LUDY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RAPA FERNANDEZ, YENI LUD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71963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.51</text:p>
          </table:table-cell>
          <table:table-cell table:style-name="Tableau1.A2" office:value-type="string">
            <text:p text:style-name="P13">13</text:p>
          </table:table-cell>
          <table:table-cell table:style-name="Tableau1.D2" office:value-type="string">
            <text:p text:style-name="P12">500.63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00.63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GALLINAS ROJAS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6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23:04:0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